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76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99ff66" draw:textarea-vertical-align="middle"/>
    </style:style>
    <style:style style:name="gr5" style:family="graphic" style:parent-style-name="standard">
      <style:graphic-properties draw:fill="solid" draw:fill-color="#ffff99" draw:textarea-vertical-align="middle"/>
    </style:style>
    <style:style style:name="gr6" style:family="graphic" style:parent-style-name="standard">
      <style:graphic-properties draw:fill="solid" draw:fill-color="#ff3333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="solid" draw:fill-color="#ff99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5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6.1cm" svg:height="19cm" svg:x="4.3cm" svg:y="2.4cm">
          <text:p/>
        </draw:rect>
        <draw:frame draw:style-name="gr2" draw:text-style-name="P2" draw:layer="layout" svg:width="13.3cm" svg:height="19.015cm" svg:x="0cm" svg:y="2.3cm">
          <draw:text-box>
            <text:p text:style-name="P2">08:20-09:00</text:p>
            <text:p text:style-name="P2"/>
            <text:p text:style-name="P2">09:10-09:50</text:p>
            <text:p text:style-name="P2"/>
            <text:p text:style-name="P2">10:00-10:40</text:p>
            <text:p text:style-name="P2"/>
            <text:p text:style-name="P2">10:50-11:30</text:p>
            <text:p text:style-name="P2"/>
            <text:p text:style-name="P2">11:40-12:20</text:p>
            <text:p text:style-name="P2"/>
            <text:p text:style-name="P2">Hádegishlé</text:p>
            <text:p text:style-name="P2"/>
            <text:p text:style-name="P2">13:20-14:00</text:p>
            <text:p text:style-name="P2"/>
            <text:p text:style-name="P2">14:10-15:50</text:p>
            <text:p text:style-name="P2"/>
            <text:p text:style-name="P2">15:00-15:40</text:p>
          </draw:text-box>
        </draw:frame>
        <draw:frame draw:style-name="gr3" draw:layer="layout" svg:width="25.668cm" svg:height="0.963cm" svg:x="4.3cm" svg:y="1.4cm">
          <draw:text-box>
            <text:p>Mánudagur<text:tab/><text:tab/> <text:s text:c="3"/>Þriðjudagur<text:tab/> <text:s text:c="2"/>Miðvikudagur<text:tab/> <text:s text:c="7"/>Fimmtudagur<text:tab/> <text:s text:c="3"/>Föstudagur</text:p>
          </draw:text-box>
        </draw:frame>
        <draw:rect draw:style-name="gr4" draw:text-style-name="P1" draw:layer="layout" svg:width="4.9cm" svg:height="3.7cm" svg:x="4.3cm" svg:y="2.4cm">
          <text:p text:style-name="P1">1</text:p>
        </draw:rect>
        <draw:rect draw:style-name="gr5" draw:text-style-name="P1" draw:layer="layout" svg:width="5.1cm" svg:height="3.7cm" svg:x="9.2cm" svg:y="2.4cm">
          <text:p text:style-name="P1">2</text:p>
        </draw:rect>
        <draw:rect draw:style-name="gr6" draw:text-style-name="P1" draw:layer="layout" svg:width="5.5cm" svg:height="3.7cm" svg:x="14.3cm" svg:y="2.4cm">
          <text:p text:style-name="P1">3</text:p>
        </draw:rect>
        <draw:rect draw:style-name="gr7" draw:text-style-name="P1" draw:layer="layout" svg:width="5.5cm" svg:height="3.7cm" svg:x="19.8cm" svg:y="2.4cm">
          <text:p text:style-name="P1">4</text:p>
        </draw:rect>
        <draw:rect draw:style-name="gr8" draw:text-style-name="P1" draw:layer="layout" svg:width="5.5cm" svg:height="3.7cm" svg:x="24.9cm" svg:y="2.4cm">
          <text:p text:style-name="P1">5</text:p>
        </draw:rect>
        <draw:rect draw:style-name="gr7" draw:text-style-name="P1" draw:layer="layout" svg:width="4.9cm" svg:height="6cm" svg:x="4.3cm" svg:y="6.1cm">
          <text:p text:style-name="P1">4</text:p>
        </draw:rect>
        <draw:rect draw:style-name="gr8" draw:text-style-name="P1" draw:layer="layout" svg:width="5.1cm" svg:height="6cm" svg:x="9.2cm" svg:y="6.1cm">
          <text:p text:style-name="P1">5</text:p>
        </draw:rect>
        <draw:rect draw:style-name="gr4" draw:text-style-name="P1" draw:layer="layout" svg:width="5.5cm" svg:height="6cm" svg:x="14.3cm" svg:y="6.1cm">
          <text:p text:style-name="P1">1</text:p>
        </draw:rect>
        <draw:rect draw:style-name="gr5" draw:text-style-name="P1" draw:layer="layout" svg:width="5.5cm" svg:height="6cm" svg:x="19.8cm" svg:y="6.1cm">
          <text:p text:style-name="P1">2</text:p>
        </draw:rect>
        <draw:rect draw:style-name="gr6" draw:text-style-name="P1" draw:layer="layout" svg:width="5.5cm" svg:height="6cm" svg:x="24.9cm" svg:y="6.1cm">
          <text:p text:style-name="P1">3</text:p>
        </draw:rect>
        <draw:rect draw:style-name="gr1" draw:text-style-name="P1" draw:layer="layout" svg:width="4.9cm" svg:height="2cm" svg:x="4.3cm" svg:y="12.1cm">
          <text:p/>
        </draw:rect>
        <draw:rect draw:style-name="gr1" draw:text-style-name="P1" draw:layer="layout" svg:width="5.1cm" svg:height="2cm" svg:x="9.2cm" svg:y="12.1cm">
          <text:p/>
        </draw:rect>
        <draw:rect draw:style-name="gr1" draw:text-style-name="P1" draw:layer="layout" svg:width="5.5cm" svg:height="2cm" svg:x="14.3cm" svg:y="12.1cm">
          <text:p/>
        </draw:rect>
        <draw:rect draw:style-name="gr1" draw:text-style-name="P1" draw:layer="layout" svg:width="5.5cm" svg:height="2cm" svg:x="19.8cm" svg:y="12.1cm">
          <text:p/>
        </draw:rect>
        <draw:rect draw:style-name="gr1" draw:text-style-name="P1" draw:layer="layout" svg:width="5.5cm" svg:height="2cm" svg:x="24.9cm" svg:y="12.1cm">
          <text:p/>
        </draw:rect>
        <draw:rect draw:style-name="gr7" draw:text-style-name="P1" draw:layer="layout" svg:width="4.9cm" svg:height="4cm" svg:x="4.3cm" svg:y="14.1cm">
          <text:p text:style-name="P1">6</text:p>
        </draw:rect>
        <draw:rect draw:style-name="gr4" draw:text-style-name="P1" draw:layer="layout" svg:width="5.1cm" svg:height="4cm" svg:x="9.2cm" svg:y="14.1cm">
          <text:p text:style-name="P1">7</text:p>
        </draw:rect>
        <draw:rect draw:style-name="gr7" draw:text-style-name="P1" draw:layer="layout" svg:width="5.5cm" svg:height="6cm" svg:x="14.3cm" svg:y="14.1cm">
          <text:p text:style-name="P1">6</text:p>
        </draw:rect>
        <draw:rect draw:style-name="gr4" draw:text-style-name="P1" draw:layer="layout" svg:width="5.1cm" svg:height="6cm" svg:x="19.8cm" svg:y="14.1cm">
          <text:p text:style-name="P1">7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s" fo:country="I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4cm" fo:page-height="21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8T15:33:16.07</meta:creation-date>
    <dc:date>2014-03-28T16:00:46.55</dc:date>
    <meta:editing-duration>PT12M18S</meta:editing-duration>
    <meta:editing-cycles>4</meta:editing-cycles>
    <meta:generator>OpenOffice/4.0.1$Win32 OpenOffice.org_project/401m5$Build-9714</meta:generator>
    <meta:document-statistic meta:object-count="22"/>
  </office:meta>
</office:document-meta>
</file>